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rsid="002ebcba" officeooo:paragraph-rsid="002ebcba"/>
    </style:style>
    <style:style style:name="P3" style:family="paragraph" style:parent-style-name="Text_20_body">
      <style:paragraph-properties fo:margin-left="0cm" fo:margin-right="0cm" fo:text-align="justify" style:justify-single-word="false" fo:text-indent="0.499cm" style:auto-text-indent="false"/>
      <style:text-properties officeooo:rsid="00303631" officeooo:paragraph-rsid="00303631"/>
    </style:style>
    <style:style style:name="P4" style:family="paragraph" style:parent-style-name="Text_20_body">
      <style:paragraph-properties fo:margin-left="0cm" fo:margin-right="0cm" fo:text-align="justify" style:justify-single-word="false" fo:text-indent="0.499cm" style:auto-text-indent="false"/>
      <style:text-properties officeooo:rsid="0030e543" officeooo:paragraph-rsid="0030e543"/>
    </style:style>
    <style:style style:name="P5" style:family="paragraph" style:parent-style-name="Text_20_body">
      <style:paragraph-properties fo:margin-left="0cm" fo:margin-right="0cm" fo:text-align="justify" style:justify-single-word="false" fo:text-indent="0.499cm" style:auto-text-indent="false"/>
      <style:text-properties officeooo:rsid="00316b76" officeooo:paragraph-rsid="00316b76"/>
    </style:style>
    <style:style style:name="P6" style:family="paragraph" style:parent-style-name="Text_20_body">
      <style:paragraph-properties fo:margin-left="0cm" fo:margin-right="0cm" fo:text-align="justify" style:justify-single-word="false" fo:text-indent="0.499cm" style:auto-text-indent="false"/>
      <style:text-properties officeooo:rsid="00324aa9" officeooo:paragraph-rsid="00324aa9"/>
    </style:style>
    <style:style style:name="P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2af4" officeooo:paragraph-rsid="001f2af4"/>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5b2a" officeooo:paragraph-rsid="001f5b2a"/>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5b2a" officeooo:paragraph-rsid="002782b4"/>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3ca38" officeooo:paragraph-rsid="0023ca38"/>
    </style:style>
    <style:style style:name="P14" style:family="paragraph" style:parent-style-name="Text_20_body">
      <style:text-properties fo:language="ru" fo:country="RU" officeooo:rsid="0028c06a" officeooo:paragraph-rsid="0028c06a"/>
    </style:style>
    <style:style style:name="P15" style:family="paragraph" style:parent-style-name="Text_20_body">
      <style:text-properties fo:language="ru" fo:country="RU" officeooo:rsid="002cfad1" officeooo:paragraph-rsid="002cfad1"/>
    </style:style>
    <style:style style:name="P16" style:family="paragraph" style:parent-style-name="Text_20_body">
      <style:paragraph-properties fo:text-align="justify" style:justify-single-word="false"/>
      <style:text-properties fo:language="ru" fo:country="RU" officeooo:rsid="002cfad1" officeooo:paragraph-rsid="00350536"/>
    </style:style>
    <style:style style:name="P17" style:family="paragraph" style:parent-style-name="Text_20_body">
      <style:paragraph-properties fo:text-align="justify" style:justify-single-word="false"/>
      <style:text-properties fo:language="ru" fo:country="RU" officeooo:rsid="00355de5" officeooo:paragraph-rsid="00355de5"/>
    </style:style>
    <style:style style:name="P18" style:family="paragraph" style:parent-style-name="Text_20_body">
      <style:paragraph-properties fo:text-align="justify" style:justify-single-word="false"/>
      <style:text-properties fo:language="ru" fo:country="RU" officeooo:rsid="003677c7" officeooo:paragraph-rsid="00370e6a"/>
    </style:style>
    <style:style style:name="P19" style:family="paragraph" style:parent-style-name="Heading_20_1">
      <style:paragraph-properties fo:margin-left="0cm" fo:margin-right="0cm" fo:text-align="center" style:justify-single-word="false" fo:text-indent="0.499cm" style:auto-text-indent="false"/>
    </style:style>
    <style:style style:name="P20" style:family="paragraph" style:parent-style-name="Heading_20_2">
      <style:paragraph-properties fo:margin-left="0cm" fo:margin-right="0cm" fo:text-indent="0.499cm" style:auto-text-indent="false"/>
    </style:style>
    <style:style style:name="P21"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2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2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officeooo:rsid="001d20ff" officeooo:paragraph-rsid="001d20ff"/>
    </style:style>
    <style:style style:name="P2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officeooo:rsid="001d5108" officeooo:paragraph-rsid="001d5108"/>
    </style:style>
    <style:style style:name="P27" style:family="paragraph" style:parent-style-name="Text_20_body">
      <style:paragraph-properties fo:margin-left="0cm" fo:margin-right="0cm" fo:text-align="justify" style:justify-single-word="false" fo:text-indent="0.499cm" style:auto-text-indent="false"/>
    </style:style>
    <style:style style:name="P28" style:family="paragraph" style:parent-style-name="Text_20_body">
      <style:paragraph-properties fo:margin-left="0cm" fo:margin-right="0cm" fo:text-align="justify" style:justify-single-word="false" fo:text-indent="0.499cm" style:auto-text-indent="false"/>
      <style:text-properties officeooo:paragraph-rsid="0039a9e0"/>
    </style:style>
    <style:style style:name="P29" style:family="paragraph" style:parent-style-name="Text_20_body">
      <style:paragraph-properties fo:margin-left="0cm" fo:margin-right="0cm" fo:text-align="justify" style:justify-single-word="false" fo:text-indent="0.499cm" style:auto-text-indent="false"/>
      <style:text-properties officeooo:rsid="0039a9e0" officeooo:paragraph-rsid="0039a9e0"/>
    </style:style>
    <style:style style:name="P30" style:family="paragraph" style:parent-style-name="Text_20_body">
      <style:paragraph-properties fo:margin-left="0cm" fo:margin-right="0cm" fo:text-align="center" style:justify-single-word="false" fo:text-indent="0.499cm" style:auto-text-indent="false"/>
    </style:style>
    <style:style style:name="T1" style:family="text">
      <style:text-properties fo:language="ru" fo:country="RU"/>
    </style:style>
    <style:style style:name="T2" style:family="text">
      <style:text-properties fo:language="ru" fo:country="RU" officeooo:rsid="0023ca38"/>
    </style:style>
    <style:style style:name="T3" style:family="text">
      <style:text-properties fo:language="ru" fo:country="RU" officeooo:rsid="002782b4"/>
    </style:style>
    <style:style style:name="T4" style:family="text">
      <style:text-properties fo:language="en" fo:country="US"/>
    </style:style>
    <style:style style:name="T5" style:family="text">
      <style:text-properties fo:language="en" fo:country="US" officeooo:rsid="00211e9b"/>
    </style:style>
    <style:style style:name="T6" style:family="text">
      <style:text-properties fo:language="en" fo:country="US" officeooo:rsid="002782b4"/>
    </style:style>
    <style:style style:name="T7" style:family="text">
      <style:text-properties fo:language="en" fo:country="US" officeooo:rsid="00370e6a"/>
    </style:style>
    <style:style style:name="T8" style:family="text">
      <style:text-properties fo:color="#800000"/>
    </style:style>
    <style:style style:name="T9" style:family="text">
      <style:text-properties fo:color="#800000" fo:language="ru" fo:country="RU"/>
    </style:style>
    <style:style style:name="T10" style:family="text">
      <style:text-properties style:use-window-font-color="true"/>
    </style:style>
    <style:style style:name="T11" style:family="text">
      <style:text-properties officeooo:rsid="001b38f1"/>
    </style:style>
    <style:style style:name="T12" style:family="text">
      <style:text-properties officeooo:rsid="001d5108"/>
    </style:style>
    <style:style style:name="T13" style:family="text">
      <style:text-properties officeooo:rsid="001ec692"/>
    </style:style>
    <style:style style:name="T14" style:family="text">
      <style:text-properties officeooo:rsid="001f5b2a"/>
    </style:style>
    <style:style style:name="T15" style:family="text">
      <style:text-properties officeooo:rsid="00211e9b"/>
    </style:style>
    <style:style style:name="T16" style:family="text">
      <style:text-properties officeooo:rsid="0023ca38"/>
    </style:style>
    <style:style style:name="T17" style:family="text">
      <style:text-properties officeooo:rsid="002782b4"/>
    </style:style>
    <style:style style:name="T18" style:family="text">
      <style:text-properties officeooo:rsid="002b8a64"/>
    </style:style>
    <style:style style:name="T19" style:family="text">
      <style:text-properties officeooo:rsid="00338094"/>
    </style:style>
    <style:style style:name="T20" style:family="text">
      <style:text-properties officeooo:rsid="00350536"/>
    </style:style>
    <style:style style:name="T21" style:family="text">
      <style:text-properties officeooo:rsid="0035e2e2"/>
    </style:style>
    <style:style style:name="T22" style:family="text">
      <style:text-properties officeooo:rsid="00370e6a"/>
    </style:style>
    <style:style style:name="T23" style:family="text">
      <style:text-properties officeooo:rsid="0039a9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Последний фанфик</text:h>
      <text:p text:style-name="P1"/>
      <text:p text:style-name="P29">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29">-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text:soft-page-break/>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29">-\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text:soft-page-break/>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29">-\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text:soft-page-break/>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29">-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text:soft-page-break/>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0"/>
      <text:p text:style-name="P29">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text:soft-page-break/>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28"><text:span text:style-name="T23">-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text:span><text:soft-page-break/><text:span text:style-name="T23">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span></text:p>
      <text:p text:style-name="P1"/>
      <text:p text:style-name="P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text:soft-page-break/>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5">"-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text:soft-page-break/>глаза. Рог её легонько светился тёмно-фиолетовым. - Чем дальше мы летим, тем тревожнее.\n",</text:p>
      <text:p text:style-name="P1"/>
      <text:p text:style-name="P1"/>
      <text:p text:style-name="P4">"-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3">"- Дэш!!! - Я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text:soft-page-break/>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oft-page-break/><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text:soft-page-break/>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text:soft-page-break/>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text:soft-page-break/>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text:soft-page-break/>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text:soft-page-break/>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text:soft-page-break/>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text:soft-page-break/>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text:soft-page-break/>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7">javascript"&gt;DOCS_modelChunk = [{"ty":"is","s":"– Ну хорошо, продолжу. “Как успехи в поисках принцессы Селестии? Пиши нам, пожалуйста, побольше. Ты так и</text:p>
      <text:p text:style-name="P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8">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8">ется вовсю, пока мы тут ночей не спим. А ну дай-ка…\nЭпплджек выхватила листок и начала править текст.\n– Так… Так… И вот так! Теперь порядок! – Эпплдже</text:p>
      <text:p text:style-name="P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n– “Надеюсь, ты скоро найдёшь нашу принцессу.” – продолжила Флаттершай. – “Потому что нам её искать плохо получается. Макс долго искал и, наконец, наш</text:p>
      <text:p text:style-name="P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8">же о Гарри.\n– Что-то мне это напоминает.\n– Что?\n– То, что с Максом происходит в последнее время. Стоит ему нос из дому высунуть - как на него свалива</text:p>
      <text:p text:style-name="P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8"><text:soft-page-break/>жей! \n– Лучше бы он от нас просто отстал. Мы ему ничего плохого не сделали. – вздохнула Флаттершай и продолжила. – “Надеюсь, у тебя всё хорошо? Ты так</text:p>
      <text:p text:style-name="P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8">л снеговик — он съехал на него с пригорка и Макс еле вырвался.”\n– Агась, вырвался бы он, если бы не я. Дай-ка сюда письмо...\n– “...хорошо, что рядом б</text:p>
      <text:p text:style-name="P8">ыла Эпплджек и спасла его...”. – Так годится?\n– Пожалуй, да.\n– Хорошо. – “В общем, приезжай скорее. Так хочется, чтоб мы снова были вместе и чтобы все</text:p>
      <text:p text:style-name="P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8">.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8">Твоя Флатти”.\n– Да-да, я мигом! – Девушка схватила листок бумаги и помчалась к ноутбуку.\n\nОзарение\n\n\u003cФлаттершай смотрит млп и говорит - всё не</text:p>
      <text:p text:style-name="P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8"/>
      <text:p text:style-name="P7"/>
      <text:p text:style-name="P8"/>
      <text:h text:style-name="P20" text:outline-level="2">Озарение</text:h>
      <text:p text:style-name="P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428792232339526829" text:style-name="L1">
        <text:list-item>
          <text:p text:style-name="P2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082152234941908221" text:style-name="L2">
        <text:list-item>
          <text:p text:style-name="P2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22">Ну хорошо. Убедила. В конце-концов, можем поступить так. Вы с Флатти вернётесь обратно а я продолжу поиски здесь.</text:p>
        </text:list-item>
        <text:list-item>
          <text:p text:style-name="P2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22"><text:soft-page-break/>Вы можете связываться со мной раз в месяц по коридору.</text:p>
        </text:list-item>
        <text:list-item>
          <text:p text:style-name="P22">Не пойдёт. Ты видел, с какими трудностями открывается коридор? За две последние попытки мы потеряли <text:span text:style-name="T3">Кимеринна и Рэйнбоу Дэш</text:span>. И не думаю, что ситуация с тех пор улучшилась. Коридор открывать слишком <text:span text:style-name="T3">опасно</text:span>.</text:p>
        </text:list-item>
        <text:list-item>
          <text:p text:style-name="P22">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8">Эпплджек недоверчиво хмыкнула.</text:p>
      <text:list xml:id="list4344879653782544208" text:style-name="L3">
        <text:list-item>
          <text:p text:style-name="P2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2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23">Конечно оставаться. Кто ещё, кроме нас, может найти её?</text:p>
        </text:list-item>
        <text:list-item>
          <text:p text:style-name="P23">Я думал, ты не сможешь оставить Энджела и всех остальных надолго.</text:p>
        </text:list-item>
        <text:list-item>
          <text:p text:style-name="P2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24">Извини, Флаттершай, забылся.</text:p>
        </text:list-item>
        <text:list-item>
          <text:p text:style-name="P24">Та ладно, я ж не против, – возразила Эпплджек. – Не парься, Флатти. Было б хуже, если б он <text:s/>назвал меня Эпплджек на людях.</text:p>
        </text:list-item>
        <text:list-item>
          <text:p text:style-name="P24">Ты так... – запнулась Флаттершай. – Так быстро забыла свою ферму. И...</text:p>
        </text:list-item>
        <text:list-item>
          <text:p text:style-name="P24">Чегооо??? Флатти, не <text:span text:style-name="T13">глупи</text:span>! Я хочу назад не меньше тебя! И я реально помогаю Максу искать Селестию, а не сижу все дни напролёт дома, как некоторые!!!</text:p>
        </text:list-item>
        <text:list-item>
          <text:p text:style-name="P24">Как ты можешь так говорить? – расплакалась Флаттершай.</text:p>
        </text:list-item>
        <text:list-item>
          <text:p text:style-name="P24">Эй, девушки, не ссорьтесь! Мы — одна команда! И надеюсь, останемся ею и в дальнейшем. </text:p>
          <text:p text:style-name="P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24">А если нет? – Эпплджек смотрела мне мне прямо в глаза.</text:p>
          <text:p text:style-name="P24">Я молча пожал плечами. Эпплджек <text:span text:style-name="T11">уверенно </text:span>продолжила.</text:p>
        </text:list-item>
        <text:list-item>
          <text:p text:style-name="P2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25">Спасибо, ЭйДжей.</text:p>
        </text:list-item>
        <text:list-item>
          <text:p text:style-name="P25">Я об Эквестрии беспокоюсь. – ворчливо отозвалась Эпплджек. – Надо разобраться с этой ерундой наконец-то. <text:span text:style-name="T13">И я</text:span> чертовски намерена это сделать.</text:p>
          <text:p text:style-name="P25"><text:soft-page-break/>Флаттершай пробормотала нечто, показавшееся мне знакомым.</text:p>
        </text:list-item>
        <text:list-item>
          <text:p text:style-name="P25">Флатти, ты что-то сказала? Я не расслышал.</text:p>
        </text:list-item>
        <text:list-item>
          <text:p text:style-name="P25">Намерение <text:span text:style-name="T12">И</text:span>зменяет <text:span text:style-name="T12">Р</text:span>еальность.</text:p>
        </text:list-item>
        <text:list-item>
          <text:p text:style-name="P25">Эээ. А где ты слышала эту фразу, <text:span text:style-name="T12">если не секрет</text:span>?</text:p>
        </text:list-item>
        <text:list-item>
          <text:p text:style-name="P2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text:span text:style-name="T14">веками </text:span>занудное мероприятие.</text:p>
          <text:p text:style-name="P26">У меня как будто вспыхнула лампочка в мозгу. Кирпичики быстро выстраивались в целостную картину. Я ринулся в прихожую.</text:p>
        </text:list-item>
        <text:list-item>
          <text:p text:style-name="P26">Флатти, ЭйДжей, буду через час. Ждите!</text:p>
        </text:list-item>
      </text:list>
      <text:p text:style-name="P8"/>
      <text:h text:style-name="Heading_20_2" text:outline-level="2"><text:span text:style-name="T2">К</text:span>рушение — <text:span text:style-name="T2">но нет.</text:span></text:h>
      <text:p text:style-name="P10"><text:span text:style-name="T14">В офисе</text:span> меня встретил лыбящийся Стас.</text:p>
      <text:p text:style-name="P10">– Макс, не поверишь — я пофиксил Нексус! <text:span text:style-name="T14">Там такое было! Я тебе расскажу — сядешь!</text:span> Работает как часики! На <text:span text:style-name="T14">эталонные</text:span> вопросы даёт <text:span text:style-name="T14">эталонные</text:span> ответы! <text:span text:style-name="T16">Алекс нам торчит пиво!</text:span></text:p>
      <text:p text:style-name="P12">Я уставился на Стаса и он, захлёбываясь от торопливости, начал <text:span text:style-name="T4">рассказыва</text:span><text:span text:style-name="T6">т</text:span><text:span text:style-name="T4">ь</text:span>.</text:p>
      <text:p text:style-name="P11">– Там такое!.. <text:span text:style-name="T15">Блин, впервые на своей памяти такую хрень увидел! </text:span>Короче, к выходному потоку логического блока Нексуса подключился <text:span text:style-name="T15">совершенно </text:span>левый модуль и вносил коррективы во всю работу аналитики. Я проследил, откуда он взялся <text:span text:style-name="T15">—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text:span text:style-name="T5">celestia </text:span><text:span text:style-name="T15">загрузился в девовский кластер и переключил управление на себя. И, я тебе скажу, избавиться от этой штуковины было непросто! Ну, разве я не молодец?!!</text:span></text:p>
      <text:p text:style-name="P13"><text:span text:style-name="T15">– </text:span>Ты его уничтожил?</text:p>
      <text:p text:style-name="P13">–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text:span text:style-name="T15">– </text:span>Ты его уничтожил?</text:p>
      <text:p text:style-name="P13">– Да, я ж сказал. Еле-еле выловил — <text:s/><text:span text:style-name="T15">он работал в стелс-режиме, весь обвешанный потоками-демонами. Пришлось даже Алекса просить, чтоб дал добро на перезагрузку всего кластера, чтоб <text:s/></text:span>загасить <text:span text:style-name="T15">наверняка. </text:span>И владовский сервер заблокировал, чтоб больше оттуда ничего не загрузилось.</text:p>
      <text:p text:style-name="P13">– То есть, на владовском домашнем <text:span text:style-name="T17">компьютере</text:span>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Heading_20_2" text:outline-level="2">Селестия</text:h>
      <text:p text:style-name="Text_20_body"/>
      <text:p text:style-name="P14"><text:soft-page-break/>Девушки поспешно собирались, пока я растолковывал им задачу.</text:p>
      <text:p text:style-name="P14">– Сейчас мы отправимся в квартиру Влада. Судя по всему, Селестия там. <text:span text:style-name="T18">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span></text:p>
      <text:p text:style-name="P15"><text:span text:style-name="T18">– </text:span>Это тот твой приятель, который разбился с полгода назад? – спросила Эпплджек.</text:p>
      <text:p text:style-name="P15">– Да, это он.</text:p>
      <text:p text:style-name="P15">– А как мы попадём в его квартиру? Там сейчас кто-то живёт? – Флаттершай прыгала на одной ноге, натягивая кед.</text:p>
      <text:p text:style-name="P16">– Нет, после <text:span text:style-name="T20">его </text:span>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text:span text:style-name="T19">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span></text:p>
      <text:p text:style-name="P17"><text:span text:style-name="T19">Э</text:span>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text:span text:style-name="T21">Думаю, Влад бы одобрил.</text:span></text:p>
      <text:p text:style-name="P18"><text:span text:style-name="T21">В </text:span>гараже я обошёл <text:span text:style-name="T22">старый верный </text:span><text:span text:style-name="T7">Nissan Navara</text:span> <text:span text:style-name="T22">и направился к </text:span>маленьк<text:span text:style-name="T22">ому</text:span> электрическ<text:span text:style-name="T22">ому</text:span> <text:span text:style-name="T7">Eva. </text:span></text:p>
      <text:p text:style-name="P17"/>
      <text:p text:style-name="P8"/>
      <text:p text:style-name="P9">&lt;<text:span text:style-name="T9">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8">ц</text:span><text:span text:style-name="T9">-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text:span><text:soft-page-break/><text:span text:style-name="T9">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0">&gt;</text:span></text:p>
      <text:p text:style-name="P8"/>
      <text:list xml:id="list133258929176611" text:continue-numbering="true" text:style-name="L3">
        <text:list-header>
          <text:p text:style-name="P23"/>
        </text:list-header>
      </text:list>
      <text:p text:style-name="P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
      <text:p text:style-name="P8"/>
      <text:p text:style-name="P8"/>
      <text:p text:style-name="P8"/>
      <text:p text:style-name="P8"/>
      <text:p text:style-name="P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8">. - Не сейчас. В другой книге.\u003e.\n- Сюда бы Твайлайт. Она бы придумала что-нибудь. - Прошептала Флаттершай.\n- Если бы в проход вошла Твайлайт вмес</text:p>
      <text:p text:style-name="P8">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8"><text:soft-page-break/>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8">ться.\n- Дискорд! Я, то есть! - Воскликнул Дискорд. - Нам нужно поторопиться.\nНо дни проходили, а поиски были безрезультатными. Идей ни у кого не было.</text:p>
      <text:p text:style-name="P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8">тками.\n...\nНа экране выскочило знакомое приглашение.\n- Привет, Нексус.\n- Привет.\n- Как самочувствие?\n- Плохо. Чувствую себя не в своей тарелке.\n-</text:p>
      <text:p text:style-name="P8"><text:s/>А где твоя тарелка?\n- В Эквестрии, Макс.\n- Ты???\n- Да, я. Селестия.\n\nТы могла бы и не околдовывать меня. Я и так сделал бы всё, от меня зависящее,</text:p>
      <text:p text:style-name="P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8">твоём случае мне интереснее был процесс, а не результат. Я и так знала, что ты поможешь нам.\n\n- Как мне освободить тебя?\n- Просто выключи комп.\n(ухо</text:p>
      <text:p text:style-name="P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8">. Сил Твайлайт и Луны не хватает. Я зависаю в пространстве между мирами - встречаю Анакорна.\nРазговор с Анакорном.\n\n\nЗемля\n\nЯ открыл глаза. Чёрт,</text:p>
      <text:p text:style-name="P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8">скиз РД.\nДа, и начну, наконец фантазию. А то всё собираюсь, да времени нет. \nИ назову её... скажем… “Последний Фанфик”...\n\n-\nАнакорн объясняет, поч</text:p>
      <text:p text:style-name="P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8">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8"><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8">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8">абилизации.\nСильнейшие демиурги создают миры с нуля, но Анакорн не из т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03T13:32:58.769000000</dc:date>
    <meta:editing-duration>P3DT7H30M54S</meta:editing-duration>
    <meta:editing-cycles>19</meta:editing-cycles>
    <meta:generator>LibreOffice/4.1.2.3$Windows_x86 LibreOffice_project/40b2d7fde7e8d2d7bc5a449dc65df4d08a7dd38</meta:generator>
    <meta:document-statistic meta:table-count="0" meta:image-count="0" meta:object-count="0" meta:page-count="26" meta:paragraph-count="303" meta:word-count="14645" meta:character-count="97410" meta:non-whitespace-character-count="82872"/>
  </office:meta>
</office:document-meta>
</file>